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0e2" officeooo:paragraph-rsid="000ad0e2"/>
    </style:style>
    <style:style style:name="P2" style:family="paragraph" style:parent-style-name="Standard" style:list-style-name="L1">
      <style:text-properties fo:font-size="14pt" officeooo:rsid="000ad0e2" officeooo:paragraph-rsid="000ad0e2" style:font-size-asian="14pt" style:font-size-complex="14pt"/>
    </style:style>
    <style:style style:name="P3" style:family="paragraph" style:parent-style-name="Standard" style:list-style-name="L1">
      <style:text-properties fo:font-size="14pt" officeooo:paragraph-rsid="000ad0e2" style:font-size-asian="14pt" style:font-size-complex="14pt"/>
    </style:style>
    <style:style style:name="P4" style:family="paragraph" style:parent-style-name="Standard" style:list-style-name="L1">
      <style:text-properties fo:font-weight="normal" officeooo:rsid="000ad0e2" officeooo:paragraph-rsid="000ad0e2" style:font-weight-asian="normal" style:font-weight-complex="normal"/>
    </style:style>
    <style:style style:name="P5" style:family="paragraph" style:parent-style-name="Standard" style:list-style-name="L1">
      <style:text-properties officeooo:rsid="000ad0e2" officeooo:paragraph-rsid="000ad0e2"/>
    </style:style>
    <style:style style:name="P6" style:family="paragraph" style:parent-style-name="Standard" style:list-style-name="L1">
      <style:text-properties officeooo:rsid="000aeaae" officeooo:paragraph-rsid="000aeaae"/>
    </style:style>
    <style:style style:name="T1" style:family="text">
      <style:text-properties officeooo:rsid="000cf3f4"/>
    </style:style>
    <style:style style:name="T2" style:family="text">
      <style:text-properties officeooo:rsid="000d89c2"/>
    </style:style>
    <style:style style:name="T3" style:family="text">
      <style:text-properties officeooo:rsid="000e5e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48153732652402463" text:style-name="L1">
        <text:list-item>
          <text:p text:style-name="P2">Preface</text:p>
          <text:p text:style-name="P3"/>
          <text:list>
            <text:list-item>
              <text:p text:style-name="P4">Motivation</text:p>
              <text:p text:style-name="P5">growing amount of Big Data Analytics applications, need for analyzing system and application data</text:p>
              <text:p text:style-name="P5"/>
            </text:list-item>
            <text:list-item>
              <text:p text:style-name="P5">Objective</text:p>
              <text:p text:style-name="P6">design and implementation of a software system to ingest and store system and operational data of big data analytics frameworks, <text:span text:style-name="T1">microservice architecture</text:span></text:p>
              <text:p text:style-name="P6"/>
            </text:list-item>
            <text:list-item>
              <text:p text:style-name="P5">Structure of thesis</text:p>
              <text:p text:style-name="P6">first part foundations<text:span text:style-name="T2">(Big Data Analytics, stream processing, </text:span>, second part data analysis<text:span text:style-name="T3">(REST, JMX, dstat, (logs))</text:span>, third part requirements and Target definition, fourth part system architecture and implementation, last part evaluation an test</text:p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19:50.748011201</meta:creation-date>
    <dc:date>2016-08-17T14:41:05.571760919</dc:date>
    <meta:editing-duration>PT9M40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78" meta:character-count="548" meta:non-whitespace-character-count="481"/>
  </office:meta>
</office:document-meta>
</file>